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66f93" officeooo:paragraph-rsid="00166f93"/>
    </style:style>
    <style:style style:name="P2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6f93" officeooo:paragraph-rsid="00166f93"/>
    </style:style>
    <style:style style:name="P3" style:family="paragraph" style:parent-style-name="Title">
      <style:text-properties officeooo:rsid="00166f93" officeooo:paragraph-rsid="00166f93"/>
    </style:style>
    <style:style style:name="T1" style:family="text">
      <style:text-properties fo:color="#66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ct Landing Page – Brad Traversy – Youtube</text:p>
      <text:p text:style-name="P1"/>
      <text:p text:style-name="P1"><text:a xlink:type="simple" xlink:href="https://www.youtube.com/watch?v=61R5kn_kYwY" text:style-name="Internet_20_link" text:visited-style-name="Visited_20_Internet_20_Link">https://www.youtube.com/watch?v=61R5kn_kYwY</text:a></text:p>
      <text:p text:style-name="P2"/>
      <text:p text:style-name="P1"/>
      <text:h text:style-name="Heading_20_1" text:outline-level="1">Working Directory Structure</text:h>
      <text:p text:style-name="P1"/>
      <text:p text:style-name="P1">dist/ <text:span text:style-name="T1">// Folder to deploy to Netlify</text:span></text:p>
      <text:p text:style-name="P1"><text:tab/>css/</text:p>
      <text:p text:style-name="P1"><text:tab/>img/</text:p>
      <text:p text:style-name="P1"><text:tab/>js/</text:p>
      <text:p text:style-name="P1">index.html</text:p>
      <text:p text:style-name="P2"/>
      <text:p text:style-name="P1"/>
      <text:h text:style-name="Heading_20_1" text:outline-level="1">Download Simple Lightbox</text:h>
      <text:p text:style-name="P1"/>
      <text:p text:style-name="P1"><text:a xlink:type="simple" xlink:href="https://simplelightbox.com/" text:style-name="Internet_20_link" text:visited-style-name="Visited_20_Internet_20_Link">https://simplelightbox.com/</text:a></text:p>
      <text:p text:style-name="P1"/>
      <text:p text:style-name="P1">→ Put the files into css/ and js/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Open Sans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101cm" loext:contextual-spacing="false" fo:text-align="center" style:justify-single-word="false" style:page-number="auto"/>
      <style:text-properties style:font-name="Open Sans1" fo:font-family="'Open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start" style:justify-single-word="false"/>
      <style:text-properties style:font-name="Open Sans1" fo:font-family="'Open Sans'" style:font-style-name="Negrita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9cm" loext:contextual-spacing="false"/>
      <style:text-properties style:font-name="Open Sans1" fo:font-family="'Open Sans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22:53.628695635</meta:creation-date>
    <dc:title>Default Custom</dc:title>
    <meta:editing-cycles>2</meta:editing-cycles>
    <meta:editing-duration>PT8M7S</meta:editing-duration>
    <meta:generator>LibreOffice/6.2.5.2$Linux_X86_64 LibreOffice_project/a887734edd14b7c31b8ab527c0422d03c5e16f8b</meta:generator>
    <dc:date>2019-08-02T15:30:59.892178643</dc:date>
    <meta:document-statistic meta:table-count="0" meta:image-count="0" meta:object-count="0" meta:page-count="1" meta:paragraph-count="11" meta:word-count="33" meta:character-count="260" meta:non-whitespace-character-count="233"/>
    <meta:template xlink:type="simple" xlink:actuate="onRequest" xlink:title="Default Custom" xlink:href="../../../snap/libreoffice/138/.config/libreoffice/4/user/template/Default%20Custom.ott" meta:date="2019-08-02T15:22:52.317545021"/>
  </office:meta>
</office:document-meta>
</file>